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21T10:33:17.75">
            <text:p>2020/1/21 10:33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0">
            <text:p>1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21T10:33:17.91">
            <text:p>2020/1/21 10:33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05)">
            <text:p>sn(10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83">
            <text:p>83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1~sec-B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84">
            <text:p>8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ex,prev-R.2 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85">
            <text:p>8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new,backing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86">
            <text:p>86</text:p>
          </table:table-cell>
          <table:table-cell table:style-name="ce36" office:value-type="float" office:value="4">
            <text:p>4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3,derivative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87">
            <text:p>87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lues-like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88">
            <text:p>8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ossa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89">
            <text:p>89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0-5-5のテーマ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102">
            <text:p>102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11])+[.S11]" office:value-type="float" office:value="12">
            <text:p>12</text:p>
          </table:table-cell>
          <table:table-cell table:style-name="ce46" office:value-type="string">
            <text:p>fs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3])+[.S13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4])+[.S14]" office:value-type="float" office:value="9">
            <text:p>9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5])+[.S15]" office:value-type="float" office:value="32">
            <text:p>32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16])+[.S16]" office:value-type="float" office:value="3">
            <text:p>3</text:p>
          </table:table-cell>
          <table:table-cell table:style-name="ce46" office:value-type="string">
            <text:p>p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7])+[.S17]" office:value-type="float" office:value="3">
            <text:p>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3.a.n,score+,for=flamenco:shuffle+percussion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4.n,r,for=flamenco:shuffle+percussion,score+,t.90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104">
            <text:p>10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5)-1.n,t.85,score+,for=flamenco:shuffle+percussion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2])+[.S22]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3])+[.S23]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3">
            <text:p>9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 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3,score+,for=flamenco:shuffle+percussion,score~ </text:p>
          </table:table-cell>
          <table:table-cell table:style-name="ce49" office:value-type="string">
            <text:p>2020-01-14_18-24-0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3">
            <text:p>10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for=flamenco:shuffle+percussion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4">
            <text:p>9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b.o.=m-4,t.65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6">
            <text:p>9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6+3</text:p>
          </table:table-cell>
          <table:table-cell table:style-name="ce49" office:value-type="string">
            <text:p>2020-01-13_20-10-4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1">
            <text:p>9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5">
            <text:p>105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+,k.D+5+6+7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5">
            <text:p>9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patt-1(1).n,score+,ch.D,R=1,patt-1(2).n,score+,ch.A </text:p>
          </table:table-cell>
          <table:table-cell table:style-name="ce49" office:value-type="string">
            <text:p>2020-01-13_20-10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1">
            <text:p>10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-1(1),score~,ch.D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2">
            <text:p>10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,ch.A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,theme=shuffle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k.G#,score+,table+~frets=5-9</text:p>
          </table:table-cell>
          <table:table-cell table:style-name="ce49" office:value-type="string">
            <text:p>2020-01-17_18-48-41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18T08:56:00.6">
            <text:p>2020/1/18 8:5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t.80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k.B</text:p>
          </table:table-cell>
          <table:table-cell table:style-name="ce49" office:value-type="string">
            <text:p>2020-01-16_19-05-35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2">
            <text:p>9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t.80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0">
            <text:p>9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res</text:p>
          </table:table-cell>
          <table:table-cell table:style-name="ce42" office:value-type="string">
            <text:p>res</text:p>
          </table:table-cell>
          <table:table-cell table:style-name="ce44" office:value-type="string">
            <text:p>.hm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1T10:33:18.24">
            <text:p>2020/1/21 10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40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41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42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43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144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45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48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49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150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98.368cm" draw:caption-point-x="-1.353cm" draw:caption-point-y="2.48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70];6;2)" office:value-type="string" office:string-value="09">
            <text:p>09</text:p>
          </table:table-cell>
          <table:table-cell table:formula="of:=MID([.F170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70];[.I170];&quot;-&quot;;LEFT([.G17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02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05)">
            <text:p>sn(10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1T10:33:18.47">
            <text:p>2020/1/21 10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6cm" draw:caption-point-x="-1.353cm" draw:caption-point-y="2.28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0">
            <text:p>1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21T10:33:18.67">
            <text:p>2020/1/21 10:33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1T10:33:18.89">
            <text:p>2020/1/21 10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099cm" draw:caption-point-x="-1.353cm" draw:caption-point-y="2.48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05)">
            <text:p>sn(10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1T10:33:19.04">
            <text:p>2020/1/21 10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6cm" draw:caption-point-x="-1.353cm" draw:caption-point-y="2.28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name="range_all_data" table:target-range-address="gt.A2:gt.I12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125" table:on-update-keep-styles="true" table:on-update-keep-size="false"/>
        <table:database-range table:name="range_genre__kb" table:target-range-address="kb.G2:kb.G70"/>
        <table:database-range table:name="range_sn" table:target-range-address="gt.A2:gt.A125" table:on-update-keep-styles="true" table:on-update-keep-size="false"/>
        <table:database-range table:name="range_sn__kb" table:target-range-address="kb.A2:kb.A70"/>
        <table:database-range table:target-range-address="gt.L2:gt.O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1">2020/01/21</text:date>, <text:time>10:33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21T10:33:17.35</dc:date>
    <dc:creator>iwabuchi ken</dc:creator>
    <meta:editing-duration>P6DT8H30M52S</meta:editing-duration>
    <meta:editing-cycles>585</meta:editing-cycles>
    <meta:generator>OpenOffice/4.1.3$Win32 OpenOffice.org_project/413m1$Build-9783</meta:generator>
    <meta:document-statistic meta:table-count="7" meta:cell-count="3372" meta:object-count="0"/>
    <meta:user-defined meta:name="sheets-banding"/>
    <meta:user-defined meta:name="sheets-original-selection"/>
  </office:meta>
</office:document-meta>
</file>